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DatabasePopulatorTests.scriptWithH2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2DatabasePopulatorTests.automaticallyCommitsIfAutoCommitIsDis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2DatabasePopulatorTests.selectFirstNames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DatabasePopulatorTests.assertAutoCommitDisabledPreconditions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2DatabasePopulatorTests.getEmbeddedData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